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0pt" style:font-size-asian="10pt" style:font-size-complex="10pt"/>
    </style:style>
    <style:style style:name="P2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fo:font-size="10pt" style:font-size-asian="10pt" style:font-size-complex="10pt"/>
    </style:style>
    <style:style style:name="P3" style:family="paragraph" style:parent-style-name="Standard">
      <style:text-properties fo:font-size="10pt" style:font-size-asian="10pt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22.05.2018 8:57:18<text:tab/>Чтение идентификационных данных</text:p>
      <text:p text:style-name="P1">Внутренний номер: 3596</text:p>
      <text:p text:style-name="P1">Серийный номер: 1</text:p>
      <text:p text:style-name="P1">Номер поставки: 192</text:p>
      <text:p text:style-name="P1">Тип БД: БДКГ-02</text:p>
      <text:p text:style-name="P1"/>
      <text:p text:style-name="P1">22.05.2018 8:57:20<text:tab/>Чтение времени интегрирования</text:p>
      <text:p text:style-name="P1">254</text:p>
      <text:p text:style-name="P1"/>
      <text:p text:style-name="P1">22.05.2018 8:57:20<text:tab/>Чтение порогов</text:p>
      <text:p text:style-name="P1">канал 1: рабочий порог 2500</text:p>
      <text:p text:style-name="P1">канал 1: аварийный порог 2e+005</text:p>
      <text:p text:style-name="P1"/>
      <text:p text:style-name="P1">22.05.2018 8:57:24<text:tab/>Чтение коэффициентов</text:p>
      <text:p text:style-name="P1">Cчётчик 1: мёртвое время: 6.501e-005</text:p>
      <text:p text:style-name="P1">Cчётчик 1: коэффициент: 0.0712</text:p>
      <text:p text:style-name="P1">Cчётчик 1: собственный фон: 0.5889</text:p>
      <text:p text:style-name="P1"/>
      <text:p text:style-name="P1">22.05.2018 8:57:26<text:tab/>Чтение коэффициентов</text:p>
      <text:p text:style-name="P1">Cчётчик 1: мёртвое время: 2.685e-005</text:p>
      <text:p text:style-name="P1">Cчётчик 1: коэффициент: 5.279</text:p>
      <text:p text:style-name="P1">Cчётчик 1: собственный фон: 0</text:p>
      <text:p text:style-name="P1"/>
      <text:p text:style-name="P1">22.05.2018 8:57:30<text:tab/>Чтение коэффициентов</text:p>
      <text:p text:style-name="P1">Cчётчик 1: мёртвое время: 0.0001271</text:p>
      <text:p text:style-name="P1">Cчётчик 1: коэффициент: 882.7</text:p>
      <text:p text:style-name="P1">Cчётчик 1: собственный фон: 0</text:p>
      <text:p text:style-name="P1"/>
      <text:p text:style-name="P1"/>
      <text:p text:style-name="P1"/>
      <text:p text:style-name="P2"/>
      <text:p text:style-name="P1"/>
      <text:p text:style-name="P1"/>
      <text:p text:style-name="P1"/>
      <text:p text:style-name="P1"/>
      <text:p text:style-name="P1">22.05.2018 9:02:13<text:tab/>Чтение идентификационных данных</text:p>
      <text:p text:style-name="P1">Внутренний номер: 3596</text:p>
      <text:p text:style-name="P1">Серийный номер: 1</text:p>
      <text:p text:style-name="P1">Номер поставки: 192</text:p>
      <text:p text:style-name="P1">Тип БД: БДКГ-02</text:p>
      <text:p text:style-name="P1"/>
      <text:p text:style-name="P1">22.05.2018 9:02:15<text:tab/>Чтение времени интегрирования</text:p>
      <text:p text:style-name="P1">254</text:p>
      <text:p text:style-name="P1"/>
      <text:p text:style-name="P1">22.05.2018 9:02:16<text:tab/>Чтение порогов</text:p>
      <text:p text:style-name="P1">канал 1: рабочий порог 2500</text:p>
      <text:p text:style-name="P1">канал 1: аварийный порог 2e+005</text:p>
      <text:p text:style-name="P1"/>
      <text:p text:style-name="P1">22.05.2018 9:02:19<text:tab/>Чтение коэффициентов</text:p>
      <text:p text:style-name="P1">Cчётчик 1: мёртвое время: 5.911e-005</text:p>
      <text:p text:style-name="P1">Cчётчик 1: коэффициент: 0.05886</text:p>
      <text:p text:style-name="P1">Cчётчик 1: собственный фон: 0.6773</text:p>
      <text:p text:style-name="P1"/>
      <text:p text:style-name="P1">22.05.2018 9:02:22<text:tab/>Чтение коэффициентов</text:p>
      <text:p text:style-name="P1">Cчётчик 1: мёртвое время: 2.411e-005</text:p>
      <text:p text:style-name="P1">Cчётчик 1: коэффициент: 6.046</text:p>
      <text:p text:style-name="P1">Cчётчик 1: собственный фон: 0</text:p>
      <text:p text:style-name="P1"/>
      <text:p text:style-name="P1">22.05.2018 9:02:26<text:tab/>Чтение коэффициентов</text:p>
      <text:p text:style-name="P1">Cчётчик 1: мёртвое время: 0.0001028</text:p>
      <text:p text:style-name="P1">Cчётчик 1: коэффициент: 801.6</text:p>
      <text:p text:style-name="P1">Cчётчик 1: собственный фон: 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Quotations" style:family="paragraph" style:parent-style-name="Standard" style:class="html">
      <style:paragraph-properties loext:contextual-spacing="false" fo:margin-left="1cm" fo:margin-right="1cm" fo:margin-top="0cm" fo:margin-bottom="0.499cm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loext:contextual-spacing="false" fo:margin-top="0.106cm" fo:margin-bottom="0.212cm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loext:contextual-spacing="false" fo:margin-top="0.423cm" fo:margin-bottom="0.212cm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loext:contextual-spacing="false" fo:margin-top="0.353cm" fo:margin-bottom="0.212cm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loext:contextual-spacing="false" fo:margin-top="0.247cm" fo:margin-bottom="0.212cm"/>
      <style:text-properties fo:font-size="101%" fo:font-weight="bold" style:font-size-asian="101%" style:font-weight-asian="bold" style:font-size-complex="101%" style:font-weight-complex="bold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3DT8M3S</meta:editing-duration>
    <meta:editing-cycles>60</meta:editing-cycles>
    <meta:generator>OpenOffice/4.1.4$Win32 OpenOffice.org_project/414m5$Build-9788</meta:generator>
    <dc:date>2018-05-22T09:15:25.74</dc:date>
    <meta:print-date>2018-05-22T09:03:14.06</meta:print-date>
    <meta:printed-by>Vadim Serikov</meta:printed-by>
    <dc:creator>Vadim Serikov</dc:creator>
    <meta:document-statistic meta:table-count="0" meta:image-count="0" meta:object-count="0" meta:page-count="1" meta:paragraph-count="44" meta:word-count="182" meta:character-count="1339"/>
    <meta:user-defined meta:name="Info 1"/>
    <meta:user-defined meta:name="Info 2"/>
    <meta:user-defined meta:name="Info 3"/>
    <meta:user-defined meta:name="Info 4"/>
  </office:meta>
</office:document-meta>
</file>